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51b3"/>
    </style:style>
    <style:style style:name="P2" style:family="paragraph" style:parent-style-name="Standard">
      <style:text-properties fo:font-size="20pt" fo:language="fr" fo:country="FR" officeooo:rsid="000b51b3" officeooo:paragraph-rsid="000b51b3" style:font-size-asian="20pt" style:font-size-complex="20pt"/>
    </style:style>
    <style:style style:name="P3" style:family="paragraph" style:parent-style-name="Standard">
      <style:text-properties fo:font-size="20pt" fo:language="fr" fo:country="FR" officeooo:rsid="000cd68e" officeooo:paragraph-rsid="000cd68e" style:font-size-asian="20pt" style:font-size-complex="20pt"/>
    </style:style>
    <style:style style:name="P4" style:family="paragraph" style:parent-style-name="Standard">
      <style:text-properties officeooo:rsid="000c0c89" officeooo:paragraph-rsid="000c0c89"/>
    </style:style>
    <style:style style:name="P5" style:family="paragraph" style:parent-style-name="Standard">
      <style:paragraph-properties fo:break-before="page"/>
      <style:text-properties officeooo:rsid="000c0c89" officeooo:paragraph-rsid="000c0c89"/>
    </style:style>
    <style:style style:name="P6" style:family="paragraph" style:parent-style-name="Standard">
      <style:text-properties officeooo:rsid="000cd68e" officeooo:paragraph-rsid="000cd68e"/>
    </style:style>
    <style:style style:name="T1" style:family="text">
      <style:text-properties fo:font-size="20pt" fo:language="fr" fo:country="FR" style:font-size-asian="20pt" style:font-size-complex="20pt"/>
    </style:style>
    <style:style style:name="T2" style:family="text">
      <style:text-properties fo:font-size="20pt" fo:language="fr" fo:country="FR" officeooo:rsid="000b51b3" style:font-size-asian="20pt" style:font-size-complex="20pt"/>
    </style:style>
    <style:style style:name="T3" style:family="text">
      <style:text-properties fo:font-size="20pt" fo:language="fr" fo:country="FR" officeooo:rsid="000cd68e" style:font-size-asian="20pt" style:font-size-complex="20pt"/>
    </style:style>
    <style:style style:name="T4" style:family="text">
      <style:text-properties officeooo:rsid="000cd68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Lvl1: tuto, peu dangereux, apprendre progressivement les mécanique, détendu, humour?, échange avec le joueur ( récompense sonore ), </text:p>
      <text:p text:style-name="P2">-liste mécanique à apprendre :</text:p>
      <text:p text:style-name="P2">1 : se déplacer A</text:p>
      <text:p text:style-name="P2">2 : sauter B</text:p>
      <text:p text:style-name="P2">3 : contrôle caméra C</text:p>
      <text:p text:style-name="P2">4 : esquive D</text:p>
      <text:p text:style-name="P2">5 : attaque légère E</text:p>
      <text:p text:style-name="P2">6 : attaque lourde (antiblindage?) F</text:p>
      <text:p text:style-name="P2">7 : drag and drop G</text:p>
      <text:p text:style-name="P2">8 : boutton / levier H</text:p>
      <text:p text:style-name="P3">9 : soin I</text:p>
      <text:p text:style-name="P2"><text:span text:style-name="T4">10</text:span> : sauvegarde/ teleportation <text:span text:style-name="T4">J</text:span></text:p>
      <text:p text:style-name="P2"/>
      <text:p text:style-name="P2">à noter :- utilisation d’énergie pour soin( proposition d’être greedy ou non donc possible prise de risque pour le joueur)</text:p>
      <text:p text:style-name="P2"/>
      <text:p text:style-name="P1"><text:span text:style-name="T2">-ordre apprentissage</text:span></text:p>
      <text:p text:style-name="P1"><text:span text:style-name="T2">A→B→A+B→E→F→C→C+G→H→H+C+G→</text:span><text:span text:style-name="T3">I</text:span><text:span text:style-name="T2">→</text:span><text:span text:style-name="T3">J</text:span></text:p>
      <text:p text:style-name="P1"><text:span text:style-name="T2"/></text:p>
      <text:p text:style-name="P4"><text:span text:style-name="T2">-t</text:span><text:span text:style-name="T1">hème : bureau maintenance, élément neutre</text:span></text:p>
      <text:p text:style-name="P4"><text:span text:style-name="T1">-ennemis : mannequin inoffensif</text:span></text:p>
      <text:p text:style-name="P4"><text:span text:style-name="T1">-plateforme : bureau et autre élément dans maintenance.</text:span></text:p>
      <text:p text:style-name="P4"><text:span text:style-name="T1">-Fond : étagère maintenance, tableau à outil</text:span></text:p>
      <text:p text:style-name="P4"><text:span text:style-name="T1">-boss : aucun</text:span></text:p>
      <text:p text:style-name="P4"><text:span text:style-name="T1">-dialogue : </text:span></text:p>
      <text:p text:style-name="P4"><text:span text:style-name="T1">intervention cameraman, échange cameraman/Réparion, intervention Réparion (brisé 4eme mur)</text:span></text:p>
      <text:p text:style-name="P5"><text:span text:style-name="T1">phrase dialogue (français):</text:span></text:p>
      <text:p text:style-name="P4"><text:span text:style-name="T1"/></text:p>
      <text:p text:style-name="P6"><text:span text:style-name="T1">Réparion : Où suis-je ?</text:span></text:p>
      <text:p text:style-name="P6"><text:span text:style-name="T1">Cameraman : Tu est sur mon bureau. Qui est tu, d’où viens-tu ?</text:span></text:p>
      <text:p text:style-name="P6"><text:span text:style-name="T1">Réparion : Je <text:s/>viens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2:28:56.724000000</meta:creation-date>
    <meta:generator>LibreOffice/7.4.0.3$Windows_X86_64 LibreOffice_project/f85e47c08ddd19c015c0114a68350214f7066f5a</meta:generator>
    <dc:date>2023-05-09T14:57:23.250000000</dc:date>
    <meta:editing-duration>PT2H28M26S</meta:editing-duration>
    <meta:editing-cycles>3</meta:editing-cycles>
    <meta:document-statistic meta:table-count="0" meta:image-count="0" meta:object-count="0" meta:page-count="2" meta:paragraph-count="26" meta:word-count="160" meta:character-count="956" meta:non-whitespace-character-count="819"/>
  </office:meta>
</office:document-meta>
</file>